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99cm" style:rel-column-width="6935*"/>
    </style:style>
    <style:style style:name="Tableau1.B" style:family="table-column">
      <style:table-column-properties style:column-width="15.201cm" style:rel-column-width="5860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93357"/>
    </style:style>
    <style:style style:name="P2" style:family="paragraph" style:parent-style-name="Standard" style:list-style-name="L1">
      <style:text-properties officeooo:paragraph-rsid="000cf8b0"/>
    </style:style>
    <style:style style:name="P3" style:family="paragraph" style:parent-style-name="Standard" style:list-style-name="L1">
      <style:text-properties officeooo:rsid="000cf8b0" officeooo:paragraph-rsid="000cf8b0"/>
    </style:style>
    <style:style style:name="P4" style:family="paragraph" style:parent-style-name="Standard" style:list-style-name="L2">
      <style:text-properties officeooo:paragraph-rsid="000cf8b0"/>
    </style:style>
    <style:style style:name="P5" style:family="paragraph" style:parent-style-name="Standard" style:list-style-name="L3">
      <style:text-properties officeooo:paragraph-rsid="000f54e3"/>
    </style:style>
    <style:style style:name="P6" style:family="paragraph" style:parent-style-name="Standard" style:list-style-name="L3">
      <style:text-properties officeooo:rsid="000f54e3" officeooo:paragraph-rsid="000f54e3"/>
    </style:style>
    <style:style style:name="P7" style:family="paragraph" style:parent-style-name="Standard" style:list-style-name="L4">
      <style:text-properties officeooo:rsid="000f54e3" officeooo:paragraph-rsid="000f54e3"/>
    </style:style>
    <style:style style:name="P8" style:family="paragraph" style:parent-style-name="Standard" style:list-style-name="L1">
      <style:text-properties officeooo:rsid="000f54e3" officeooo:paragraph-rsid="000f54e3"/>
    </style:style>
    <style:style style:name="P9" style:family="paragraph" style:parent-style-name="Standard" style:list-style-name="L4">
      <style:text-properties officeooo:paragraph-rsid="000f54e3"/>
    </style:style>
    <style:style style:name="P10" style:family="paragraph" style:parent-style-name="Standard" style:list-style-name="L5">
      <style:text-properties officeooo:paragraph-rsid="000f54e3"/>
    </style:style>
    <style:style style:name="T1" style:family="text">
      <style:text-properties officeooo:rsid="000cf8b0"/>
    </style:style>
    <style:style style:name="T2" style:family="text">
      <style:text-properties officeooo:rsid="000f54e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lobe terrestre</text:p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Line1586309911616"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P1">1 arceau 10mm PMMA transparent comprenant :</text:p>
            <text:list xml:id="list758259938" text:style-name="L3">
              <text:list-item>
                <text:p text:style-name="P5">1 ruban de Leds</text:p>
              </text:list-item>
              <text:list-item>
                <text:p text:style-name="P5"><text:span text:style-name="T2">1</text:span> fils électrique</text:p>
              </text:list-item>
              <text:list-item>
                <text:p text:style-name="P6">1 prise DIN 5 broches</text:p>
              </text:list-item>
            </text:list>
            <text:p text:style-name="P1"/>
          </table:table-cell>
        </table:table-row>
        <table:table-row table:style-name="TableLine158630990499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3 repose-globe 10mm PMMA transparent</text:p>
            <text:p text:style-name="P1"/>
          </table:table-cell>
        </table:table-row>
        <table:table-row table:style-name="TableLine158630991478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<text:span text:style-name="T2">1</text:span> boitier pour la partie électronique comprenant :</text:p>
            <text:list xml:id="list970712636" text:style-name="L4">
              <text:list-item>
                <text:p text:style-name="P9">2 plateaux de 10 mm Peuplier</text:p>
              </text:list-item>
              <text:list-item>
                <text:p text:style-name="P9">2 Hexagones 5 mm Peuplier</text:p>
              </text:list-item>
              <text:list-item>
                <text:p text:style-name="P9">6 cotés dont 1 en francais/anglais 5 mm Peuplier</text:p>
              </text:list-item>
              <text:list-item>
                <text:p text:style-name="P9"><text:span text:style-name="T2">3</text:span> Aimants</text:p>
              </text:list-item>
              <text:list-item>
                <text:p text:style-name="P9"><text:span text:style-name="T2">2 embases DIN </text:span>5 broches</text:p>
              </text:list-item>
              <text:list-item>
                <text:p text:style-name="P9">1 interupteur</text:p>
              </text:list-item>
              <text:list-item>
                <text:p text:style-name="P9">cablages électrique</text:p>
              </text:list-item>
              <text:list-item>
                <text:p text:style-name="P7">1 accu</text:p>
              </text:list-item>
              <text:list-item>
                <text:p text:style-name="P7">1 support accu</text:p>
              </text:list-item>
              <text:list-item>
                <text:p text:style-name="P7">1 booster</text:p>
              </text:list-item>
              <text:list-item>
                <text:p text:style-name="P7">1 chargeur</text:p>
              </text:list-item>
              <text:list-item>
                <text:p text:style-name="P7">1 cable USB équipé</text:p>
              </text:list-item>
            </text:list>
            <text:p text:style-name="P1"/>
          </table:table-cell>
        </table:table-row>
        <table:table-row table:style-name="TableLine1586309906720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<text:span text:style-name="T2">1</text:span> boitier pour ranger les assiettes comprenant :</text:p>
            <text:list xml:id="list575235322" text:style-name="L5">
              <text:list-item>
                <text:p text:style-name="P10">2 Hexagones 5 mm Peuplier</text:p>
              </text:list-item>
              <text:list-item>
                <text:p text:style-name="P10">6 cotés dont 2 en francais/anglais 5 mm Peuplier</text:p>
              </text:list-item>
              <text:list-item>
                <text:p text:style-name="P10"><text:span text:style-name="T2">6</text:span> aimants</text:p>
              </text:list-item>
            </text:list>
            <text:p text:style-name="P1"/>
          </table:table-cell>
        </table:table-row>
        <table:table-row table:style-name="TableLine1586309905280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1 assiette comprenant :</text:p>
            <text:list xml:id="list1720254900" text:style-name="L1">
              <text:list-item>
                <text:p text:style-name="P2">4 parties 5 mm Peuplier</text:p>
              </text:list-item>
              <text:list-item>
                <text:p text:style-name="P2">3 ILS</text:p>
              </text:list-item>
              <text:list-item>
                <text:p text:style-name="P3">2 aimants</text:p>
              </text:list-item>
              <text:list-item>
                <text:p text:style-name="P3">1 support avec 2 aimants</text:p>
              </text:list-item>
              <text:list-item>
                <text:p text:style-name="P8">1 prise DIN5 broches avec son fils</text:p>
              </text:list-item>
            </text:list>
          </table:table-cell>
        </table:table-row>
        <table:table-row table:style-name="TableLine158630991622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1<text:span text:style-name="T2">0</text:span> plats 5 mm Peuplier </text:p>
            <text:list xml:id="list3069541499" text:style-name="L2">
              <text:list-item>
                <text:p text:style-name="P4">Version FR : 3 rouges, 3 Jaune, 4 vertes</text:p>
              </text:list-item>
              <text:list-item>
                <text:p text:style-name="P4"><text:span text:style-name="T1">V</text:span>ersion UK : 3 Rouges, 4 jaunes, 3 vertes</text:p>
              </text:list-item>
            </text:list>
          </table:table-cell>
        </table:table-row>
        <table:table-row table:style-name="TableLine158630991593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  <table:table-row table:style-name="TableLine158630991305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  <table:table-row table:style-name="TableLine158630991651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  <table:table-row table:style-name="TableLine1586309909600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re PERETJATKO</meta:initial-creator>
    <meta:creation-date>2022-03-28T09:39:30.718000000</meta:creation-date>
    <dc:date>2022-03-28T10:14:46.582000000</dc:date>
    <dc:creator>Alexandre PERETJATKO</dc:creator>
    <meta:editing-duration>PT15M21S</meta:editing-duration>
    <meta:editing-cycles>5</meta:editing-cycles>
    <meta:generator>LibreOffice/7.3.1.3$Windows_X86_64 LibreOffice_project/a69ca51ded25f3eefd52d7bf9a5fad8c90b87951</meta:generator>
    <meta:document-statistic meta:table-count="1" meta:image-count="0" meta:object-count="0" meta:page-count="1" meta:paragraph-count="32" meta:word-count="175" meta:character-count="796" meta:non-whitespace-character-count="677"/>
  </office:meta>
</office:document-meta>
</file>